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14ba" officeooo:paragraph-rsid="001f14ba"/>
    </style:style>
    <style:style style:name="P2" style:family="paragraph" style:parent-style-name="Standard">
      <style:text-properties officeooo:rsid="00203f5b" officeooo:paragraph-rsid="00203f5b"/>
    </style:style>
    <style:style style:name="P3" style:family="paragraph" style:parent-style-name="Standard">
      <style:text-properties officeooo:rsid="0021596d" officeooo:paragraph-rsid="0021596d"/>
    </style:style>
    <style:style style:name="P4" style:family="paragraph" style:parent-style-name="Standard">
      <style:text-properties officeooo:rsid="0024eb63" officeooo:paragraph-rsid="0024eb63"/>
    </style:style>
    <style:style style:name="P5" style:family="paragraph" style:parent-style-name="Standard">
      <style:text-properties fo:font-weight="bold" officeooo:rsid="0022fac1" officeooo:paragraph-rsid="0022fac1" style:font-weight-asian="bold" style:font-weight-complex="bold"/>
    </style:style>
    <style:style style:name="P6" style:family="paragraph" style:parent-style-name="Standard">
      <style:text-properties fo:font-weight="bold" officeooo:rsid="001f14ba" officeooo:paragraph-rsid="001f14ba" style:font-weight-asian="bold" style:font-weight-complex="bold"/>
    </style:style>
    <style:style style:name="P7" style:family="paragraph" style:parent-style-name="Standard">
      <style:text-properties fo:font-weight="bold" officeooo:rsid="002d2dc8" officeooo:paragraph-rsid="002eaabc" style:font-weight-asian="bold" style:font-weight-complex="bold"/>
    </style:style>
    <style:style style:name="P8" style:family="paragraph" style:parent-style-name="Standard">
      <style:text-properties fo:font-weight="bold" officeooo:rsid="002f9772" officeooo:paragraph-rsid="002f9772" style:font-weight-asian="bold" style:font-weight-complex="bold"/>
    </style:style>
    <style:style style:name="P9" style:family="paragraph" style:parent-style-name="Standard">
      <style:text-properties fo:font-weight="bold" officeooo:rsid="0062a4e9" officeooo:paragraph-rsid="0062a4e9" style:font-weight-asian="bold" style:font-weight-complex="bold"/>
    </style:style>
    <style:style style:name="P10" style:family="paragraph" style:parent-style-name="Standard">
      <style:text-properties fo:font-weight="bold" officeooo:rsid="00649d72" officeooo:paragraph-rsid="00751c12" style:font-weight-asian="bold" style:font-weight-complex="bold"/>
    </style:style>
    <style:style style:name="P11" style:family="paragraph" style:parent-style-name="Standard">
      <style:text-properties fo:font-weight="bold" officeooo:rsid="0077e77d" officeooo:paragraph-rsid="007986a2" style:font-weight-asian="bold" style:font-weight-complex="bold"/>
    </style:style>
    <style:style style:name="P12" style:family="paragraph" style:parent-style-name="Standard">
      <style:text-properties fo:font-weight="bold" officeooo:rsid="007acf6d" officeooo:paragraph-rsid="007acf6d" style:font-weight-asian="bold" style:font-weight-complex="bold"/>
    </style:style>
    <style:style style:name="P13" style:family="paragraph" style:parent-style-name="Standard">
      <style:text-properties fo:font-weight="bold" officeooo:rsid="007bc30f" officeooo:paragraph-rsid="007bc30f" style:font-weight-asian="bold" style:font-weight-complex="bold"/>
    </style:style>
    <style:style style:name="P14" style:family="paragraph" style:parent-style-name="Standard">
      <style:text-properties fo:font-weight="normal" officeooo:rsid="002f9772" officeooo:paragraph-rsid="002f9772" style:font-weight-asian="normal" style:font-weight-complex="normal"/>
    </style:style>
    <style:style style:name="P15" style:family="paragraph" style:parent-style-name="Standard">
      <style:text-properties fo:font-weight="normal" officeooo:rsid="0033b9e7" officeooo:paragraph-rsid="0033b9e7" style:font-weight-asian="normal" style:font-weight-complex="normal"/>
    </style:style>
    <style:style style:name="P16" style:family="paragraph" style:parent-style-name="Standard">
      <style:text-properties fo:font-weight="normal" officeooo:rsid="00355d75" officeooo:paragraph-rsid="00355d75" style:font-weight-asian="normal" style:font-weight-complex="normal"/>
    </style:style>
    <style:style style:name="P17" style:family="paragraph" style:parent-style-name="Standard">
      <style:text-properties fo:font-weight="normal" officeooo:rsid="0038753a" officeooo:paragraph-rsid="0038753a" style:font-weight-asian="normal" style:font-weight-complex="normal"/>
    </style:style>
    <style:style style:name="P18" style:family="paragraph" style:parent-style-name="Standard">
      <style:text-properties fo:font-weight="normal" officeooo:rsid="003ba15e" officeooo:paragraph-rsid="003ba15e" style:font-weight-asian="normal" style:font-weight-complex="normal"/>
    </style:style>
    <style:style style:name="P19" style:family="paragraph" style:parent-style-name="Standard">
      <style:text-properties fo:font-weight="normal" officeooo:rsid="0041877a" officeooo:paragraph-rsid="0041877a" style:font-weight-asian="normal" style:font-weight-complex="normal"/>
    </style:style>
    <style:style style:name="P20" style:family="paragraph" style:parent-style-name="Standard">
      <style:text-properties fo:font-weight="normal" officeooo:rsid="0043583e" officeooo:paragraph-rsid="0043583e" style:font-weight-asian="normal" style:font-weight-complex="normal"/>
    </style:style>
    <style:style style:name="P21" style:family="paragraph" style:parent-style-name="Standard">
      <style:text-properties fo:font-weight="normal" officeooo:rsid="0046d5ad" officeooo:paragraph-rsid="0046d5ad" style:font-weight-asian="normal" style:font-weight-complex="normal"/>
    </style:style>
    <style:style style:name="P22" style:family="paragraph" style:parent-style-name="Standard">
      <style:text-properties officeooo:rsid="002d2dc8" officeooo:paragraph-rsid="002d2dc8"/>
    </style:style>
    <style:style style:name="P23" style:family="paragraph" style:parent-style-name="Standard">
      <style:text-properties officeooo:rsid="0048a804" officeooo:paragraph-rsid="0048a804"/>
    </style:style>
    <style:style style:name="P24" style:family="paragraph" style:parent-style-name="Standard">
      <style:text-properties officeooo:rsid="004a65f4" officeooo:paragraph-rsid="004a65f4"/>
    </style:style>
    <style:style style:name="P25" style:family="paragraph" style:parent-style-name="Standard">
      <style:text-properties officeooo:rsid="004a718a" officeooo:paragraph-rsid="004a718a"/>
    </style:style>
    <style:style style:name="P26" style:family="paragraph" style:parent-style-name="Standard">
      <style:text-properties officeooo:rsid="004c82c6" officeooo:paragraph-rsid="004c82c6"/>
    </style:style>
    <style:style style:name="P27" style:family="paragraph" style:parent-style-name="Standard">
      <style:text-properties officeooo:rsid="00546459" officeooo:paragraph-rsid="00546459"/>
    </style:style>
    <style:style style:name="P28" style:family="paragraph" style:parent-style-name="Standard">
      <style:text-properties officeooo:rsid="0056cc21" officeooo:paragraph-rsid="0056cc21"/>
    </style:style>
    <style:style style:name="P29" style:family="paragraph" style:parent-style-name="Standard">
      <style:text-properties officeooo:rsid="005df100" officeooo:paragraph-rsid="005df100"/>
    </style:style>
    <style:style style:name="P30" style:family="paragraph" style:parent-style-name="Standard">
      <style:text-properties officeooo:rsid="00618c3c" officeooo:paragraph-rsid="00618c3c"/>
    </style:style>
    <style:style style:name="P31" style:family="paragraph" style:parent-style-name="Standard">
      <style:text-properties officeooo:rsid="0069aabc" officeooo:paragraph-rsid="0069aabc"/>
    </style:style>
    <style:style style:name="P32" style:family="paragraph" style:parent-style-name="Standard">
      <style:text-properties officeooo:rsid="0070f20e" officeooo:paragraph-rsid="0070f20e"/>
    </style:style>
    <style:style style:name="P33" style:family="paragraph" style:parent-style-name="Standard">
      <style:text-properties officeooo:rsid="0077e77d" officeooo:paragraph-rsid="0077e77d"/>
    </style:style>
    <style:style style:name="P34" style:family="paragraph" style:parent-style-name="Standard" style:list-style-name="L1">
      <style:text-properties officeooo:rsid="001f14ba" officeooo:paragraph-rsid="001f14ba"/>
    </style:style>
    <style:style style:name="P35" style:family="paragraph" style:parent-style-name="Standard" style:list-style-name="L2">
      <style:text-properties officeooo:rsid="0024eb63" officeooo:paragraph-rsid="0024eb63"/>
    </style:style>
    <style:style style:name="P36" style:family="paragraph" style:parent-style-name="Standard" style:list-style-name="L3">
      <style:text-properties fo:font-weight="normal" officeooo:rsid="002f9772" officeooo:paragraph-rsid="002f9772" style:font-weight-asian="normal" style:font-weight-complex="normal"/>
    </style:style>
    <style:style style:name="P37" style:family="paragraph" style:parent-style-name="Standard" style:list-style-name="L4">
      <style:text-properties fo:font-weight="normal" officeooo:rsid="00355d75" officeooo:paragraph-rsid="00355d75" style:font-weight-asian="normal" style:font-weight-complex="normal"/>
    </style:style>
    <style:style style:name="P38" style:family="paragraph" style:parent-style-name="Standard">
      <style:text-properties fo:font-weight="normal" officeooo:rsid="007eeb75" officeooo:paragraph-rsid="007eeb75" style:font-weight-asian="normal" style:font-weight-complex="normal"/>
    </style:style>
    <style:style style:name="P39" style:family="paragraph" style:parent-style-name="Standard">
      <style:text-properties fo:font-weight="normal" officeooo:rsid="00884e0c" officeooo:paragraph-rsid="00884e0c" style:font-weight-asian="normal" style:font-weight-complex="normal"/>
    </style:style>
    <style:style style:name="P40" style:family="paragraph" style:parent-style-name="Standard">
      <style:text-properties fo:font-weight="normal" officeooo:rsid="008850ca" officeooo:paragraph-rsid="008850ca" style:font-weight-asian="normal" style:font-weight-complex="normal"/>
    </style:style>
    <style:style style:name="P41" style:family="paragraph" style:parent-style-name="Standard">
      <style:text-properties fo:font-weight="normal" officeooo:rsid="008b2f50" officeooo:paragraph-rsid="008b2f50" style:font-weight-asian="normal" style:font-weight-complex="normal"/>
    </style:style>
    <style:style style:name="P42" style:family="paragraph" style:parent-style-name="Standard">
      <style:text-properties fo:font-weight="normal" officeooo:rsid="008b2f50" officeooo:paragraph-rsid="008cde40" style:font-weight-asian="normal" style:font-weight-complex="normal"/>
    </style:style>
    <style:style style:name="P43" style:family="paragraph" style:parent-style-name="Standard">
      <style:text-properties fo:font-weight="bold" officeooo:rsid="007acf6d" officeooo:paragraph-rsid="007acf6d" style:font-weight-asian="bold" style:font-weight-complex="bold"/>
    </style:style>
    <style:style style:name="P44" style:family="paragraph" style:parent-style-name="Standard">
      <style:text-properties fo:font-weight="bold" officeooo:rsid="007eeb75" officeooo:paragraph-rsid="007eeb75" style:font-weight-asian="bold" style:font-weight-complex="bold"/>
    </style:style>
    <style:style style:name="P45" style:family="paragraph" style:parent-style-name="Standard">
      <style:text-properties fo:font-weight="bold" officeooo:rsid="0086fa2d" officeooo:paragraph-rsid="0086fa2d" style:font-weight-asian="bold" style:font-weight-complex="bold"/>
    </style:style>
    <style:style style:name="P46" style:family="paragraph" style:parent-style-name="Standard">
      <style:text-properties fo:font-weight="bold" officeooo:rsid="00884e0c" officeooo:paragraph-rsid="00884e0c" style:font-weight-asian="bold" style:font-weight-complex="bold"/>
    </style:style>
    <style:style style:name="T1" style:family="text">
      <style:text-properties officeooo:rsid="001fcc58"/>
    </style:style>
    <style:style style:name="T2" style:family="text">
      <style:text-properties officeooo:rsid="00369da9"/>
    </style:style>
    <style:style style:name="T3" style:family="text">
      <style:text-properties officeooo:rsid="00376e51"/>
    </style:style>
    <style:style style:name="T4" style:family="text">
      <style:text-properties style:text-position="super 58%"/>
    </style:style>
    <style:style style:name="T5" style:family="text">
      <style:text-properties officeooo:rsid="00462c25"/>
    </style:style>
    <style:style style:name="T6" style:family="text">
      <style:text-properties officeooo:rsid="0047269c"/>
    </style:style>
    <style:style style:name="T7" style:family="text">
      <style:text-properties officeooo:rsid="004a718a"/>
    </style:style>
    <style:style style:name="T8" style:family="text">
      <style:text-properties officeooo:rsid="00605a07"/>
    </style:style>
    <style:style style:name="T9" style:family="text">
      <style:text-properties officeooo:rsid="00649d72"/>
    </style:style>
    <style:style style:name="T10" style:family="text">
      <style:text-properties officeooo:rsid="00667cbe"/>
    </style:style>
    <style:style style:name="T11" style:family="text">
      <style:text-properties officeooo:rsid="0068ea63"/>
    </style:style>
    <style:style style:name="T12" style:family="text">
      <style:text-properties officeooo:rsid="00751c12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7986a2" style:font-weight-asian="bold" style:font-weight-complex="bold"/>
    </style:style>
    <style:style style:name="T15" style:family="text">
      <style:text-properties officeooo:rsid="007986a2"/>
    </style:style>
    <style:style style:name="T16" style:family="text">
      <style:text-properties officeooo:rsid="007f3eb3"/>
    </style:style>
    <style:style style:name="T17" style:family="text">
      <style:text-properties officeooo:rsid="007f5631"/>
    </style:style>
    <style:style style:name="T18" style:family="text">
      <style:text-properties officeooo:rsid="008e6126"/>
    </style:style>
    <style:style style:name="T19" style:family="text">
      <style:text-properties officeooo:rsid="0090098a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7">chmod 744 file name= this will give use to write and execute the file</text:p>
      <text:p text:style-name="P2"/>
      <text:p text:style-name="P2">shell is a command-line interpreter that makes it easy for you to issue command to your operating system</text:p>
      <text:p text:style-name="P2"/>
      <text:p text:style-name="P3">Scripts are just files containing shell commands</text:p>
      <text:p text:style-name="P1"/>
      <text:p text:style-name="P1"/>
      <text:p text:style-name="P6">Scripts allow you to </text:p>
      <text:list xml:id="list882581198" text:style-name="L1">
        <text:list-item>
          <text:p text:style-name="P34">Automate Task</text:p>
        </text:list-item>
        <text:list-item>
          <text:p text:style-name="P34">Save time</text:p>
        </text:list-item>
        <text:list-item>
          <text:p text:style-name="P34">increase Reli<text:span text:style-name="T1">a</text:span>b<text:span text:style-name="T1">i</text:span>lity</text:p>
        </text:list-item>
      </text:list>
      <text:p text:style-name="P1"/>
      <text:p text:style-name="P5">There are three core components of a bash script</text:p>
      <text:list xml:id="list784355623" text:style-name="L2">
        <text:list-item>
          <text:p text:style-name="P35">The shebang line (#!/bin/bash)</text:p>
        </text:list-item>
        <text:list-item>
          <text:p text:style-name="P35">Commands</text:p>
        </text:list-item>
        <text:list-item>
          <text:p text:style-name="P35">Exit statement (0=successful;1-255=unsuccessful)</text:p>
        </text:list-item>
      </text:list>
      <text:p text:style-name="P4"/>
      <text:p text:style-name="P4"/>
      <text:p text:style-name="P4"/>
      <text:p text:style-name="P8">There are three types of shell parameters:</text:p>
      <text:list xml:id="list2093995074" text:style-name="L3">
        <text:list-item>
          <text:p text:style-name="P36">Variables</text:p>
        </text:list-item>
        <text:list-item>
          <text:p text:style-name="P36">Positional parameters</text:p>
        </text:list-item>
        <text:list-item>
          <text:p text:style-name="P36">Special parameter</text:p>
        </text:list-item>
      </text:list>
      <text:p text:style-name="P14">Variables are parameter whose values are manually change</text:p>
      <text:p text:style-name="P15">there are some shell variables or environments variables</text:p>
      <text:p text:style-name="P15"/>
      <text:p text:style-name="P16">Types of shell Variables:</text:p>
      <text:list xml:id="list1092955281" text:style-name="L4">
        <text:list-item>
          <text:p text:style-name="P37">Bourne shell variables <text:span text:style-name="T2">= total 10 in total</text:span></text:p>
        </text:list-item>
        <text:list-item>
          <text:p text:style-name="P37">bash shell variables <text:span text:style-name="T2">= <text:s/></text:span><text:span text:style-name="T3">around</text:span><text:span text:style-name="T2"> 95 in total</text:span></text:p>
        </text:list-item>
      </text:list>
      <text:p text:style-name="P16"/>
      <text:p text:style-name="P17">PATH = is a variable contains the list of folders that the shell will search for executable files to run as command names</text:p>
      <text:p text:style-name="P17"/>
      <text:p text:style-name="P18">Playing with string:</text:p>
      <text:p text:style-name="P18">${variablename^} = to convert first letter to upper case and double ^^ to convert whole text</text:p>
      <text:p text:style-name="P18">${#variablename} = to find length of a variable</text:p>
      <text:p text:style-name="P19">${variablename:0:5} = get all character from 0 to 5 </text:p>
      <text:p text:style-name="P20">${variablename -2:4}= get 2<text:span text:style-name="T4">nd</text:span> last element until get length of 4 <text:span text:style-name="T5">(note space with negative number is compalsari)</text:span></text:p>
      <text:p text:style-name="P20"/>
      <text:p text:style-name="P21">printing variables in this way is called <text:span text:style-name="T6">shell</text:span> parameter exceptions</text:p>
      <text:p text:style-name="P18"/>
      <text:p text:style-name="P16"/>
      <text:p text:style-name="P4"/>
      <text:p text:style-name="P22"/>
      <text:p text:style-name="P22"/>
      <text:p text:style-name="P23"><text:soft-page-break/>Arithm<text:span text:style-name="T7">e</text:span>tic operations:</text:p>
      <text:p text:style-name="P23"/>
      <text:p text:style-name="P25">The syntax of a Arithmetic operation is</text:p>
      <text:p text:style-name="P25"/>
      <text:p text:style-name="P26">$(()) = syntax of Arithmetic operation</text:p>
      <text:p text:style-name="P26"/>
      <text:p text:style-name="P24">echo $(( 4*2 ))</text:p>
      <text:p text:style-name="P24"/>
      <text:p text:style-name="P24"/>
      <text:p text:style-name="P27">To perfomr Decimal Arithematic operation we use bc command</text:p>
      <text:p text:style-name="P27"/>
      <text:p text:style-name="P27"/>
      <text:p text:style-name="P28">echo "scale=5; 5/2" | <text:s/>bc</text:p>
      <text:p text:style-name="P28"/>
      <text:p text:style-name="P29">print the values after dot upto 5 <text:span text:style-name="T8">values</text:span></text:p>
      <text:p text:style-name="P29"/>
      <text:p text:style-name="P29"/>
      <text:p text:style-name="P29"/>
      <text:p text:style-name="P9">Tilde Expansion and Brace Expansion</text:p>
      <text:p text:style-name="P29"/>
      <text:p text:style-name="P30"><text:span text:style-name="T9">Tilde Expansion = </text:span>cd ~- = to switch between two directories</text:p>
      <text:p text:style-name="P30"/>
      <text:p text:style-name="P10">Brace Expansion:</text:p>
      <text:p text:style-name="P10"><text:span text:style-name="T12">There are two types of brace expansion</text:span> </text:p>
      <text:p text:style-name="P11">String list <text:span text:style-name="T15">=</text:span><text:span text:style-name="T9">echo {1,2,3,4,5,6,7,8} this will out put 1 2 3 4 5 6 7 8</text:span></text:p>
      <text:p text:style-name="P33"><text:span text:style-name="T13">Range list </text:span><text:span text:style-name="T14">= </text:span><text:span text:style-name="T10">echo {a..z}= </text:span><text:span text:style-name="T11">will print alphabetic form a to z</text:span></text:p>
      <text:p text:style-name="P31">echo {1..10} = will print alphabetic from 1 to 10 </text:p>
      <text:p text:style-name="P32">echo {1..10..2} = will print 1 to 10 with gape of 2 &lt;=&gt; 1 3 5 7 9 </text:p>
      <text:p text:style-name="P32"/>
      <text:p text:style-name="P12">Task make 12 folder for month and each folder contains 30 files for days</text:p>
      <text:p text:style-name="P13">solution:</text:p>
      <text:p text:style-name="P13">we can use more then one brane expansion to a single command line, along with prefix and postfixes;</text:p>
      <text:p text:style-name="P13"/>
      <text:p text:style-name="P12">mkdir month{1..12}= this will create 12 folders</text:p>
      <text:p text:style-name="P12">touch month{1..12}/day{1..31}.txt= this will create 31 files in each folder </text:p>
      <text:p text:style-name="P12"/>
      <text:p text:style-name="P12"/>
      <text:p text:style-name="P12"/>
      <text:p text:style-name="P44">What is Globbing <text:span text:style-name="T17">is also know as file name expansion</text:span>:</text:p>
      <text:p text:style-name="P44"/>
      <text:p text:style-name="P38">ls file?.txt = Will match all files with exactly one character</text:p>
      <text:p text:style-name="P38">between "file" and ".txt"</text:p>
      <text:p text:style-name="P38"/>
      <text:p text:style-name="P38"/>
      <text:p text:style-name="P38">ls file??.txt <text:s/><text:span text:style-name="T16">= Will match all files with exactly two character</text:span></text:p>
      <text:p text:style-name="P38">between "file" and ".txt"</text:p>
      <text:p text:style-name="P38"/>
      <text:p text:style-name="P38"/>
      <text:p text:style-name="P45"><text:soft-page-break/>Positional Parameters:</text:p>
      <text:p text:style-name="P45"/>
      <text:p text:style-name="P46">if there is no value for positional parameter 2 <text:span text:style-name="T18">then</text:span> please enter values zero</text:p>
      <text:p text:style-name="P39"/>
      <text:p text:style-name="P39">${2:-0}</text:p>
      <text:p text:style-name="P40"/>
      <text:p text:style-name="P40">This code is trying to perform mathematical operation on positional paramater 2 and 3</text:p>
      <text:p text:style-name="P39"/>
      <text:p text:style-name="P39">echo $(( <text:s text:c="3"/>${2:-0} $1 ${3:-0} <text:s text:c="2"/>))</text:p>
      <text:p text:style-name="P39"/>
      <text:p text:style-name="P41">for the position parameter + 2 3 out will be 5 </text:p>
      <text:p text:style-name="P42">here</text:p>
      <text:p text:style-name="P42"><text:s/>$1 = +</text:p>
      <text:p text:style-name="P41">$2 = 2 </text:p>
      <text:p text:style-name="P41">$3 = 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7T21:51:13.584743774</meta:creation-date>
    <meta:generator>LibreOffice/6.4.7.2$Linux_X86_64 LibreOffice_project/40$Build-2</meta:generator>
    <dc:date>2022-06-19T14:41:33.767119486</dc:date>
    <meta:editing-duration>PT5H14M22S</meta:editing-duration>
    <meta:editing-cycles>59</meta:editing-cycles>
    <meta:document-statistic meta:table-count="0" meta:image-count="0" meta:object-count="0" meta:page-count="3" meta:paragraph-count="62" meta:word-count="482" meta:character-count="2718" meta:non-whitespace-character-count="2292"/>
  </office:meta>
</office:document-meta>
</file>